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4.783cm" svg:height="14.535cm" svg:x="7.172cm" svg:y="0.34cm">
            <draw:object draw:notify-on-update-of-ranges="Sheet1.A2:Sheet1.A6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plasma frequency</text:p>
          </table:table-cell>
          <table:table-cell table:style-name="Default" office:value-type="string">
            <text:p>measured growth rate </text:p>
          </table:table-cell>
        </table:table-row>
        <table:table-row table:style-name="ro1">
          <table:table-cell office:value-type="float" office:value="835320000000000">
            <text:p>8.35E+014</text:p>
          </table:table-cell>
          <table:table-cell office:value-type="float" office:value="14156520000000">
            <text:p>1.42E+013</text:p>
          </table:table-cell>
        </table:table-row>
        <table:table-row table:style-name="ro1">
          <table:table-cell office:value-type="float" office:value="36916580000000">
            <text:p>3.69E+013</text:p>
          </table:table-cell>
          <table:table-cell office:value-type="float" office:value="6079761000000">
            <text:p>6.08E+012</text:p>
          </table:table-cell>
        </table:table-row>
        <table:table-row table:style-name="ro1">
          <table:table-cell office:value-type="float" office:value="104415900000000">
            <text:p>1.04E+014</text:p>
          </table:table-cell>
          <table:table-cell office:value-type="float" office:value="9421426000000">
            <text:p>9.42E+012</text:p>
          </table:table-cell>
        </table:table-row>
        <table:table-row table:style-name="ro1">
          <table:table-cell office:value-type="float" office:value="835326900000000">
            <text:p>8.35E+014</text:p>
          </table:table-cell>
          <table:table-cell office:value-type="float" office:value="13216380000000">
            <text:p>1.32E+013</text:p>
          </table:table-cell>
        </table:table-row>
        <table:table-row table:style-name="ro1">
          <table:table-cell office:value-type="float" office:value="2.362661E+015">
            <text:p>2.36E+015</text:p>
          </table:table-cell>
          <table:table-cell office:value-type="float" office:value="19610270000000">
            <text:p>1.96E+013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 table:number-rows-repeated="3">
          <table:table-cell table:style-name="Default" table:number-columns-repeated="2"/>
        </table:table-row>
        <table:table-row table:style-name="ro1">
          <table:table-cell office:value-type="float" office:value="295332600000000">
            <text:p>2.95E+014</text:p>
          </table:table-cell>
          <table:table-cell office:value-type="float" office:value="15260500000000">
            <text:p>1.53E+013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22:13:51</meta:creation-date>
    <dc:date>2014-08-19T22:47:39</dc:date>
    <meta:editing-duration>P1DT18M38S</meta:editing-duration>
    <meta:editing-cycles>3</meta:editing-cycles>
    <meta:generator>LibreOffice/3.5$Linux_X86_64 LibreOffice_project/350m1$Build-2</meta:generator>
    <meta:document-statistic meta:table-count="3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84cm" svg:height="14.536cm" xlink:href=".." xlink:type="simple" chart:class="chart:scatter" chart:style-name="ch1">
        <chart:legend chart:legend-position="end" svg:x="20.688cm" svg:y="6.72cm" style:legend-expansion="high" chart:style-name="ch2"/>
        <chart:plot-area chart:style-name="ch3" table:cell-range-address="Sheet1.A2:Sheet1.B6" svg:x="0.945cm" svg:y="1.295cm" svg:width="18.753cm" svg:height="12.531cm">
          <chartooo:coordinate-region svg:x="2.863cm" svg:y="1.494cm" svg:width="16cm" svg:height="11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scatter">
            <chart:domain table:cell-range-address="Sheet1.A2:Sheet1.A6"/>
            <chart:regression-curve chart:style-name="ch7">
              <chart:equation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5320000000000">
                <text:p>835320000000000</text:p>
                <draw:g>
                  <svg:desc>Sheet1.A2:Sheet1.A6</svg:desc>
                </draw:g>
              </table:table-cell>
              <table:table-cell office:value-type="float" office:value="14156520000000">
                <text:p>1415652000000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16580000000">
                <text:p>36916580000000</text:p>
              </table:table-cell>
              <table:table-cell office:value-type="float" office:value="6079761000000">
                <text:p>6079761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415900000000">
                <text:p>104415900000000</text:p>
              </table:table-cell>
              <table:table-cell office:value-type="float" office:value="9421426000000">
                <text:p>9421426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5326900000000">
                <text:p>835326900000000</text:p>
              </table:table-cell>
              <table:table-cell office:value-type="float" office:value="13216380000000">
                <text:p>1321638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62661E+015">
                <text:p>2.362661E+015</text:p>
              </table:table-cell>
              <table:table-cell office:value-type="float" office:value="19610270000000">
                <text:p>1961027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